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0.7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98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.45cm"/>
    </style:style>
    <style:style style:name="gr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cm"/>
    </style:style>
    <style:style style:name="gr11" style:family="graphic" style:parent-style-name="textbody">
      <style:graphic-properties draw:auto-grow-height="true" draw:auto-grow-width="true" fo:min-height="0.412cm" fo:min-width="0.578cm"/>
    </style:style>
    <style:style style:name="gr12" style:family="graphic" style:parent-style-name="textbody">
      <style:graphic-properties draw:auto-grow-height="true" draw:auto-grow-width="true" fo:min-height="0.412cm" fo:min-width="0.40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1.6cm" svg:x="9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7cm" svg:height="0.9cm" svg:x="8cm" svg:y="4.3cm">
          <text:p text:style-name="P1">l=read()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6cm" svg:height="0.9cm" svg:x="8.1cm" svg:y="6.2cm">
          <text:p text:style-name="P1">b=true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2.1cm" svg:height="1.7cm" svg:x="1.3cm" svg:y="11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3.9cm" svg:height="2.2cm" svg:x="4.9cm" svg:y="10.1cm">
          <text:p text:style-name="P1">l&gt;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9.85cm" svg:y1="2.7cm" svg:x2="9.85cm" svg:y2="4.3cm" draw:start-shape="id1" draw:start-glue-point="8" draw:end-shape="id2" draw:end-glue-point="0" svg:d="M9850 2700v1600" svg:viewBox="0 0 1 1601">
          <text:p/>
        </draw:connector>
        <draw:connector draw:style-name="gr6" draw:text-style-name="P3" draw:layer="layout" draw:type="line" svg:x1="9.85cm" svg:y1="5.2cm" svg:x2="9.9cm" svg:y2="6.2cm" draw:start-shape="id2" draw:start-glue-point="2" draw:end-shape="id3" draw:end-glue-point="0" svg:d="M9850 5200l50 1000" svg:viewBox="0 0 51 1001">
          <text:p/>
        </draw:connector>
        <draw:connector draw:style-name="gr6" draw:text-style-name="P3" draw:layer="layout" draw:type="line" svg:x1="6.85cm" svg:y1="12.3cm" svg:x2="6.85cm" svg:y2="13.1cm" draw:start-shape="id4" draw:start-glue-point="6" draw:end-shape="id5" draw:end-glue-point="4" svg:d="M6850 12300v800" svg:viewBox="0 0 1 801">
          <text:p/>
        </draw:connector>
        <draw:connector draw:style-name="gr6" draw:text-style-name="P3" draw:layer="layout" svg:x1="4.9cm" svg:y1="11.2cm" svg:x2="2.35cm" svg:y2="11.7cm" draw:start-shape="id4" draw:start-glue-point="5" draw:end-shape="id6" draw:end-glue-point="4" svg:d="M4900 11200h-749v-1h-1801v501" svg:viewBox="0 0 2551 502">
          <text:p/>
        </draw:connector>
        <draw:frame draw:style-name="gr7" draw:text-style-name="P4" draw:layer="layout" svg:width="0.925cm" svg:height="0.962cm" svg:x="10.4cm" svg:y="3.1cm">
          <draw:text-box>
            <text:p>A</text:p>
          </draw:text-box>
        </draw:frame>
        <draw:frame draw:style-name="gr8" draw:text-style-name="P4" draw:layer="layout" svg:width="0.959cm" svg:height="0.962cm" svg:x="10.4cm" svg:y="5.3cm">
          <draw:text-box>
            <text:p>B</text:p>
          </draw:text-box>
        </draw:frame>
        <draw:frame draw:style-name="gr9" draw:text-style-name="P4" draw:layer="layout" svg:width="0.68cm" svg:height="0.962cm" svg:x="6cm" svg:y="8.738cm">
          <draw:text-box>
            <text:p>I</text:p>
          </draw:text-box>
        </draw:frame>
        <draw:frame draw:style-name="gr8" draw:text-style-name="P4" draw:layer="layout" svg:width="0.959cm" svg:height="0.962cm" svg:x="7.5cm" svg:y="12.3cm">
          <draw:text-box>
            <text:p>D</text:p>
          </draw:text-box>
        </draw:frame>
        <draw:frame draw:style-name="gr10" draw:text-style-name="P4" draw:layer="layout" svg:width="0.9cm" svg:height="0.962cm" svg:x="2.903cm" svg:y="9.838cm">
          <draw:text-box>
            <text:p>J</text:p>
          </draw:text-box>
        </draw:frame>
        <draw:frame draw:style-name="gr11" draw:layer="layout" svg:width="1.078cm" svg:height="0.662cm" svg:x="5.522cm" svg:y="11.938cm">
          <draw:text-box>
            <text:p>yes</text:p>
          </draw:text-box>
        </draw:frame>
        <draw:frame draw:style-name="gr12" draw:layer="layout" svg:width="0.908cm" svg:height="0.662cm" svg:x="4.1cm" svg:y="10.5cm">
          <draw:text-box>
            <text:p>no</text:p>
          </draw:text-box>
        </draw:frame>
        <draw:frame draw:style-name="gr7" draw:text-style-name="P4" draw:layer="layout" svg:width="0.925cm" svg:height="0.962cm" svg:x="8.4cm" svg:y="14.738cm">
          <draw:text-box>
            <text:p>E</text:p>
          </draw:text-box>
        </draw:frame>
        <draw:custom-shape draw:style-name="gr13" draw:text-style-name="P2" xml:id="id8" draw:id="id8" draw:layer="layout" svg:width="3.5cm" svg:height="0.7cm" svg:x="8.2cm" svg:y="8.006cm">
          <text:p text:style-name="P1">r=2*l</text:p>
          <draw:enhanced-geometry svg:viewBox="0 0 21600 21600" draw:type="rectangle" draw:enhanced-path="M 0 0 L 21600 0 21600 21600 0 21600 0 0 Z N"/>
        </draw:custom-shape>
        <draw:custom-shape draw:style-name="gr14" draw:text-style-name="P2" xml:id="id7" draw:id="id7" draw:layer="layout" svg:width="3.4cm" svg:height="0.6cm" svg:x="16.5cm" svg:y="11.7cm">
          <text:p text:style-name="P1">r=r-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-0.199cm" svg:x1="18.2cm" svg:y1="11.7cm" svg:x2="6.85cm" svg:y2="10.1cm" draw:start-shape="id7" draw:start-glue-point="0" draw:end-shape="id4" draw:end-glue-point="4" svg:d="M18200 11700v-2300h-11350v700" svg:viewBox="0 0 11351 2301">
          <text:p/>
        </draw:connector>
        <draw:connector draw:style-name="gr6" draw:text-style-name="P3" draw:layer="layout" svg:x1="9.9cm" svg:y1="7.1cm" svg:x2="9.95cm" svg:y2="8.006cm" draw:start-shape="id3" draw:start-glue-point="2" draw:end-shape="id8" draw:end-glue-point="0" svg:d="M9900 7100v453h50v453" svg:viewBox="0 0 51 907">
          <text:p/>
        </draw:connector>
        <draw:connector draw:style-name="gr6" draw:text-style-name="P3" draw:layer="layout" svg:x1="9.95cm" svg:y1="8.706cm" svg:x2="6.85cm" svg:y2="10.1cm" draw:start-shape="id8" draw:start-glue-point="2" draw:end-shape="id4" svg:d="M9950 8706v697h-3100v697" svg:viewBox="0 0 3101 1395">
          <text:p/>
        </draw:connector>
        <draw:frame draw:style-name="gr8" draw:text-style-name="P4" draw:layer="layout" svg:width="0.959cm" svg:height="0.962cm" svg:x="10.5cm" svg:y="7.2cm">
          <draw:text-box>
            <text:p>C</text:p>
          </draw:text-box>
        </draw:frame>
        <draw:frame draw:style-name="gr15" draw:text-style-name="P4" draw:layer="layout" svg:width="0.997cm" svg:height="0.962cm" svg:x="13.4cm" svg:y="13.038cm">
          <draw:text-box>
            <text:p>G</text:p>
          </draw:text-box>
        </draw:frame>
        <draw:custom-shape draw:style-name="gr5" draw:text-style-name="P2" xml:id="id5" draw:id="id5" draw:layer="layout" svg:width="3.9cm" svg:height="2.2cm" svg:x="4.9cm" svg:y="13.1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9" draw:id="id9" draw:layer="layout" svg:width="3.4cm" svg:height="0.6cm" svg:x="9.7cm" svg:y="16cm">
          <text:p text:style-name="P1">b=fal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0" draw:id="id10" draw:layer="layout" svg:width="3.4cm" svg:height="0.6cm" svg:x="9.8cm" svg:y="13.9cm">
          <text:p text:style-name="P1">l=l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1" draw:id="id11" draw:layer="layout" svg:width="3.4cm" svg:height="0.6cm" svg:x="14.2cm" svg:y="13.9cm">
          <text:p text:style-name="P1">b=tru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0.925cm" svg:height="0.962cm" svg:x="8cm" svg:y="16.5cm">
          <draw:text-box>
            <text:p>F</text:p>
          </draw:text-box>
        </draw:frame>
        <draw:frame draw:style-name="gr8" draw:text-style-name="P4" draw:layer="layout" svg:width="0.959cm" svg:height="0.962cm" svg:x="18.58cm" svg:y="12.938cm">
          <draw:text-box>
            <text:p>H</text:p>
          </draw:text-box>
        </draw:frame>
        <draw:connector draw:style-name="gr16" draw:text-style-name="P5" draw:layer="layout" svg:x1="6.85cm" svg:y1="15.3cm" svg:x2="9.7cm" svg:y2="16.3cm" draw:start-shape="id5" draw:end-shape="id9" svg:d="M6850 15300v1000h2850" svg:viewBox="0 0 2851 1001">
          <text:p/>
        </draw:connector>
        <draw:connector draw:style-name="gr16" draw:text-style-name="P5" draw:layer="layout" svg:x1="8.8cm" svg:y1="14.2cm" svg:x2="9.8cm" svg:y2="14.2cm" draw:start-shape="id5" draw:start-glue-point="7" draw:end-shape="id10" draw:end-glue-point="3" svg:d="M8800 14200h1000" svg:viewBox="0 0 1001 1">
          <text:p/>
        </draw:connector>
        <draw:connector draw:style-name="gr16" draw:text-style-name="P5" draw:layer="layout" svg:x1="13.2cm" svg:y1="14.2cm" svg:x2="14.2cm" svg:y2="14.2cm" draw:start-shape="id10" draw:start-glue-point="1" draw:end-shape="id11" draw:end-glue-point="3" svg:d="M13200 14200h1000" svg:viewBox="0 0 1001 1">
          <text:p/>
        </draw:connector>
        <draw:connector draw:style-name="gr16" draw:text-style-name="P5" draw:layer="layout" svg:x1="17.6cm" svg:y1="14.2cm" svg:x2="18.2cm" svg:y2="12.3cm" draw:start-shape="id11" draw:start-glue-point="1" draw:end-shape="id7" draw:end-glue-point="2" svg:d="M17600 14200h600v-1900" svg:viewBox="0 0 601 1901">
          <text:p/>
        </draw:connector>
        <draw:connector draw:style-name="gr16" draw:text-style-name="P5" draw:layer="layout" svg:x1="13.1cm" svg:y1="16.3cm" svg:x2="18.2cm" svg:y2="12.3cm" draw:start-shape="id9" draw:start-glue-point="1" draw:end-shape="id7" draw:end-glue-point="2" svg:d="M13100 16300h5100v-4000" svg:viewBox="0 0 5101 4001">
          <text:p/>
        </draw:connector>
        <draw:frame draw:style-name="gr11" draw:layer="layout" svg:width="1.078cm" svg:height="0.662cm" svg:x="5.5cm" svg:y="15.238cm">
          <draw:text-box>
            <text:p>yes</text:p>
          </draw:text-box>
        </draw:frame>
        <draw:frame draw:style-name="gr11" draw:layer="layout" svg:width="1.078cm" svg:height="0.662cm" svg:x="8.4cm" svg:y="13.13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fo:font-size="10.5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20:25:33.714207265</meta:creation-date>
    <meta:generator>LibreOffice/5.1.6.2$Linux_X86_64 LibreOffice_project/10m0$Build-2</meta:generator>
    <dc:date>2017-03-30T01:10:47.078517379</dc:date>
    <meta:editing-duration>PT10M1S</meta:editing-duration>
    <meta:editing-cycles>11</meta:editing-cycles>
    <meta:document-statistic meta:object-count="37"/>
  </office:meta>
</office:document-meta>
</file>